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55bbed" officeooo:paragraph-rsid="0055bbe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07ed33" officeooo:paragraph-rsid="000a569d"/>
    </style:style>
    <style:style style:name="P7" style:family="paragraph" style:parent-style-name="Text_20_body">
      <style:text-properties officeooo:rsid="000a14f6" officeooo:paragraph-rsid="000a14f6"/>
    </style:style>
    <style:style style:name="P8" style:family="paragraph" style:parent-style-name="Text_20_body">
      <style:text-properties officeooo:rsid="000a408c" officeooo:paragraph-rsid="000a408c"/>
    </style:style>
    <style:style style:name="P9" style:family="paragraph" style:parent-style-name="Text_20_body">
      <style:text-properties officeooo:rsid="000a5a90" officeooo:paragraph-rsid="000a5a90"/>
    </style:style>
    <style:style style:name="P10" style:family="paragraph" style:parent-style-name="Text_20_body">
      <style:text-properties officeooo:paragraph-rsid="000a14f6"/>
    </style:style>
    <style:style style:name="P11" style:family="paragraph" style:parent-style-name="Text_20_body">
      <style:text-properties officeooo:paragraph-rsid="000ad336"/>
    </style:style>
    <style:style style:name="P12" style:family="paragraph" style:parent-style-name="Text_20_body">
      <style:text-properties officeooo:paragraph-rsid="001067d7"/>
    </style:style>
    <style:style style:name="P13" style:family="paragraph" style:parent-style-name="Text_20_body">
      <style:text-properties officeooo:paragraph-rsid="0019691b"/>
    </style:style>
    <style:style style:name="P14" style:family="paragraph" style:parent-style-name="Text_20_body">
      <style:text-properties officeooo:rsid="001ca33e" officeooo:paragraph-rsid="001ca33e"/>
    </style:style>
    <style:style style:name="P15" style:family="paragraph" style:parent-style-name="Text_20_body">
      <style:text-properties officeooo:rsid="0020df86" officeooo:paragraph-rsid="0020df86"/>
    </style:style>
    <style:style style:name="P16" style:family="paragraph" style:parent-style-name="Text_20_body">
      <style:text-properties officeooo:rsid="002cf992" officeooo:paragraph-rsid="002cf992"/>
    </style:style>
    <style:style style:name="P17" style:family="paragraph" style:parent-style-name="Text_20_body">
      <style:text-properties officeooo:rsid="002cf992" officeooo:paragraph-rsid="004f5529"/>
    </style:style>
    <style:style style:name="P18" style:family="paragraph" style:parent-style-name="Text_20_body">
      <style:text-properties officeooo:rsid="0032246c" officeooo:paragraph-rsid="0032246c"/>
    </style:style>
    <style:style style:name="P19" style:family="paragraph" style:parent-style-name="Text_20_body">
      <style:text-properties officeooo:paragraph-rsid="004658d9"/>
    </style:style>
    <style:style style:name="P20" style:family="paragraph" style:parent-style-name="Text_20_body">
      <style:text-properties officeooo:rsid="0054b7da" officeooo:paragraph-rsid="0054b7da"/>
    </style:style>
    <style:style style:name="P21" style:family="paragraph" style:parent-style-name="Heading_20_2">
      <style:text-properties officeooo:rsid="0008916f" officeooo:paragraph-rsid="0008916f"/>
    </style:style>
    <style:style style:name="P22" style:family="paragraph" style:parent-style-name="Heading_20_2">
      <style:text-properties officeooo:rsid="002c56d5" officeooo:paragraph-rsid="00236083"/>
    </style:style>
    <style:style style:name="P23" style:family="paragraph" style:parent-style-name="Heading_20_2">
      <style:text-properties officeooo:rsid="001ca33e" officeooo:paragraph-rsid="001ca33e"/>
    </style:style>
    <style:style style:name="P24" style:family="paragraph" style:parent-style-name="Heading_20_2">
      <style:text-properties officeooo:rsid="0019691b" officeooo:paragraph-rsid="0019691b"/>
    </style:style>
    <style:style style:name="P25" style:family="paragraph" style:parent-style-name="Heading_20_3">
      <style:text-properties officeooo:rsid="0020df86" officeooo:paragraph-rsid="0020df86"/>
    </style:style>
    <style:style style:name="P26" style:family="paragraph" style:parent-style-name="Heading_20_3">
      <style:text-properties officeooo:paragraph-rsid="0023a02f"/>
    </style:style>
    <style:style style:name="P27" style:family="paragraph" style:parent-style-name="Heading_20_3">
      <style:text-properties officeooo:rsid="00250158" officeooo:paragraph-rsid="00250158"/>
    </style:style>
    <style:style style:name="P28" style:family="paragraph" style:parent-style-name="Heading_20_3">
      <style:text-properties officeooo:rsid="0054b7da" officeooo:paragraph-rsid="0054b7da"/>
    </style:style>
    <style:style style:name="P29" style:family="paragraph" style:parent-style-name="Text_20_body" style:list-style-name="List_20_1"/>
    <style:style style:name="P30" style:family="paragraph" style:parent-style-name="Text_20_body" style:list-style-name="List_20_1">
      <style:text-properties fo:language="fr" fo:country="CA"/>
    </style:style>
    <style:style style:name="P31" style:family="paragraph">
      <loext:graphic-properties draw:fill="solid" draw:fill-color="#c0c0c0" draw:opacity="50%"/>
      <style:text-properties style:font-name="Liberation Sans" fo:font-size="1pt"/>
    </style:style>
    <style:style style:name="T1" style:family="text">
      <style:text-properties officeooo:rsid="000a14f6"/>
    </style:style>
    <style:style style:name="T2" style:family="text">
      <style:text-properties fo:language="fr" fo:country="CA"/>
    </style:style>
    <style:style style:name="T3" style:family="text">
      <style:text-properties fo:language="fr" fo:country="CA" officeooo:rsid="000a5a90"/>
    </style:style>
    <style:style style:name="T4" style:family="text">
      <style:text-properties fo:language="fr" fo:country="CA" officeooo:rsid="000ad336"/>
    </style:style>
    <style:style style:name="T5" style:family="text">
      <style:text-properties fo:language="fr" fo:country="CA" officeooo:rsid="000d7a2e"/>
    </style:style>
    <style:style style:name="T6" style:family="text">
      <style:text-properties fo:language="fr" fo:country="CA" officeooo:rsid="0019691b"/>
    </style:style>
    <style:style style:name="T7" style:family="text">
      <style:text-properties fo:language="fr" fo:country="CA" officeooo:rsid="001aa777"/>
    </style:style>
    <style:style style:name="T8" style:family="text">
      <style:text-properties fo:language="fr" fo:country="CA" officeooo:rsid="002ed10e"/>
    </style:style>
    <style:style style:name="T9" style:family="text">
      <style:text-properties fo:language="fr" fo:country="CA" officeooo:rsid="00250158"/>
    </style:style>
    <style:style style:name="T10" style:family="text">
      <style:text-properties fo:language="fr" fo:country="CA" officeooo:rsid="002f85e1"/>
    </style:style>
    <style:style style:name="T11" style:family="text">
      <style:text-properties fo:language="fr" fo:country="CA" officeooo:rsid="0038a5cb"/>
    </style:style>
    <style:style style:name="T12" style:family="text">
      <style:text-properties fo:language="fr" fo:country="CA" officeooo:rsid="005214c7"/>
    </style:style>
    <style:style style:name="T13" style:family="text">
      <style:text-properties officeooo:rsid="000ad336"/>
    </style:style>
    <style:style style:name="T14" style:family="text">
      <style:text-properties officeooo:rsid="000f3333"/>
    </style:style>
    <style:style style:name="T15" style:family="text">
      <style:text-properties officeooo:rsid="001067d7"/>
    </style:style>
    <style:style style:name="T16" style:family="text">
      <style:text-properties style:font-name="Liberation Sans1" officeooo:rsid="001067d7"/>
    </style:style>
    <style:style style:name="T17" style:family="text">
      <style:text-properties style:font-name="Liberation Sans1" fo:language="fr" fo:country="CA" officeooo:rsid="0038a5cb"/>
    </style:style>
    <style:style style:name="T18" style:family="text">
      <style:text-properties style:font-name="Liberation Serif" officeooo:rsid="00124fd9"/>
    </style:style>
    <style:style style:name="T19" style:family="text">
      <style:text-properties style:font-name="Liberation Serif" officeooo:rsid="0014e50b"/>
    </style:style>
    <style:style style:name="T20" style:family="text">
      <style:text-properties style:font-name="Liberation Serif" officeooo:rsid="001067d7"/>
    </style:style>
    <style:style style:name="T21" style:family="text">
      <style:text-properties style:font-name="Liberation Serif" fo:language="fr" fo:country="CA" officeooo:rsid="001067d7"/>
    </style:style>
    <style:style style:name="T22" style:family="text">
      <style:text-properties style:font-name="Liberation Serif" fo:language="fr" fo:country="CA" officeooo:rsid="001575eb"/>
    </style:style>
    <style:style style:name="T23" style:family="text">
      <style:text-properties style:font-name="Liberation Serif" fo:language="fr" fo:country="CA" officeooo:rsid="001729bb"/>
    </style:style>
    <style:style style:name="T24" style:family="text">
      <style:text-properties style:font-name="Liberation Serif" fo:language="fr" fo:country="CA" officeooo:rsid="0038a5cb"/>
    </style:style>
    <style:style style:name="T25" style:family="text">
      <style:text-properties style:font-name="Liberation Serif" fo:language="fr" fo:country="CA" officeooo:rsid="00418089"/>
    </style:style>
    <style:style style:name="T26" style:family="text">
      <style:text-properties style:font-name="Liberation Serif" fo:language="fr" fo:country="CA" officeooo:rsid="0043c741"/>
    </style:style>
    <style:style style:name="T27" style:family="text">
      <style:text-properties style:font-name="Liberation Serif" fo:language="fr" fo:country="CA" officeooo:rsid="0047ad26"/>
    </style:style>
    <style:style style:name="T28" style:family="text">
      <style:text-properties style:font-name="Liberation Serif" fo:language="fr" fo:country="CA" officeooo:rsid="0049f30b"/>
    </style:style>
    <style:style style:name="T29" style:family="text">
      <style:text-properties style:font-name="Liberation Serif" fo:language="fr" fo:country="CA" officeooo:rsid="004cc2f8"/>
    </style:style>
    <style:style style:name="T30" style:family="text">
      <style:text-properties style:font-name="Liberation Serif" fo:language="fr" fo:country="CA" officeooo:rsid="004e80ee"/>
    </style:style>
    <style:style style:name="T31" style:family="text">
      <style:text-properties style:font-name="Liberation Serif" fo:language="fr" fo:country="CA" officeooo:rsid="002ed10e"/>
    </style:style>
    <style:style style:name="T32" style:family="text">
      <style:text-properties style:font-name="Liberation Serif" fo:language="fr" fo:country="CA" officeooo:rsid="0052e00f"/>
    </style:style>
    <style:style style:name="T33" style:family="text">
      <style:text-properties style:font-name="Liberation Serif" officeooo:rsid="001575eb"/>
    </style:style>
    <style:style style:name="T34" style:family="text">
      <style:text-properties style:font-name="Liberation Serif" officeooo:rsid="001729bb"/>
    </style:style>
    <style:style style:name="T35" style:family="text">
      <style:text-properties officeooo:rsid="0019691b"/>
    </style:style>
    <style:style style:name="T36" style:family="text">
      <style:text-properties style:font-name="Liberation Sans2" fo:font-size="14.1000003814697pt" fo:language="fr" fo:country="CA" fo:font-weight="bold" officeooo:rsid="0023a02f" style:font-name-asian="Microsoft YaHei" style:font-size-asian="14.1000003814697pt" style:font-weight-asian="bold" style:font-name-complex="Mangal" style:font-size-complex="14.1000003814697pt" style:font-weight-complex="bold"/>
    </style:style>
    <style:style style:name="T37" style:family="text">
      <style:text-properties style:font-name="Liberation Sans2" fo:font-size="14.1000003814697pt" fo:language="fr" fo:country="CA" fo:font-weight="bold" officeooo:rsid="002bab58" style:font-name-asian="Microsoft YaHei" style:font-size-asian="14.1000003814697pt" style:font-weight-asian="bold" style:font-name-complex="Mangal" style:font-size-complex="14.1000003814697pt" style:font-weight-complex="bold"/>
    </style:style>
    <style:style style:name="T38" style:family="text">
      <style:text-properties officeooo:rsid="001f3ce1"/>
    </style:style>
    <style:style style:name="T39" style:family="text">
      <style:text-properties officeooo:rsid="00250158"/>
    </style:style>
    <style:style style:name="T40" style:family="text">
      <style:text-properties officeooo:rsid="002d7567"/>
    </style:style>
    <style:style style:name="T41" style:family="text">
      <style:text-properties officeooo:rsid="00548c4a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draw:fill="solid" draw:fill-color="#c0c0c0" draw:opacity="50%" draw:auto-grow-height="false" draw:auto-grow-width="false" fo:min-height="1.9972in" fo:min-width="6.925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2.1102in" fo:min-width="7.318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1.2937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  <style:paragraph-properties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title>Établi</text:title></text:p>
      <text:p text:style-name="Subtitle"><text:subject>Cahier des charges</text:subject></text:p>
      <text:p text:style-name="Subtitle">WB1-REQ-001</text:p>
      <text:p text:style-name="Subtitle"><text:creator>Clément Hamel</text:creator></text:p>
      <text:p text:style-name="Subtitle"><text:modification-date style:data-style-name="N36">2020-08-25</text:modification-date></text:p>
      <text:table-of-content text:style-name="Sect1" text:protected="true" text:name="Table des matière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"><text:a xlink:type="simple" xlink:href="#__RefHeading___Toc492_2741718923" text:style-name="Index_20_Link" text:visited-style-name="Index_20_Link">1 Définitions<text:tab/>1</text:a></text:p>
          <text:p text:style-name="P3"><text:a xlink:type="simple" xlink:href="#__RefHeading___Toc496_2741718923" text:style-name="Index_20_Link" text:visited-style-name="Index_20_Link">2 Vision<text:tab/>1</text:a></text:p>
          <text:p text:style-name="P3"><text:a xlink:type="simple" xlink:href="#__RefHeading___Toc498_2741718923" text:style-name="Index_20_Link" text:visited-style-name="Index_20_Link">3 Exigences<text:tab/>2</text:a></text:p>
          <text:p text:style-name="P4"><text:a xlink:type="simple" xlink:href="#__RefHeading___Toc1068_2741718923" text:style-name="Index_20_Link" text:visited-style-name="Index_20_Link">3.1 Longueur<text:tab/>2</text:a></text:p>
          <text:p text:style-name="P4"><text:a xlink:type="simple" xlink:href="#__RefHeading___Toc1070_2741718923" text:style-name="Index_20_Link" text:visited-style-name="Index_20_Link">3.2 Largeur<text:tab/>2</text:a></text:p>
          <text:p text:style-name="P4"><text:a xlink:type="simple" xlink:href="#__RefHeading___Toc1072_2741718923" text:style-name="Index_20_Link" text:visited-style-name="Index_20_Link">3.3 Plan de travail<text:tab/>2</text:a></text:p>
          <text:p text:style-name="P5"><text:a xlink:type="simple" xlink:href="#__RefHeading___Toc1074_2741718923" text:style-name="Index_20_Link" text:visited-style-name="Index_20_Link">3.3.1 Épaisseur<text:tab/>2</text:a></text:p>
          <text:p text:style-name="P5"><text:a xlink:type="simple" xlink:href="#__RefHeading___Toc1076_2741718923" text:style-name="Index_20_Link" text:visited-style-name="Index_20_Link">3.3.2 Hauteur<text:tab/>2</text:a></text:p>
          <text:p text:style-name="P4"><text:a xlink:type="simple" xlink:href="#__RefHeading___Toc1078_2741718923" text:style-name="Index_20_Link" text:visited-style-name="Index_20_Link">3.4 Fonctionnalités<text:tab/>2</text:a></text:p>
          <text:p text:style-name="P5"><text:a xlink:type="simple" xlink:href="#__RefHeading___Toc1080_2741718923" text:style-name="Index_20_Link" text:visited-style-name="Index_20_Link">3.4.1 Verrouiller à plat<text:tab/>2</text:a></text:p>
          <text:p text:style-name="P5"><text:a xlink:type="simple" xlink:href="#__RefHeading___Toc1082_2741718923" text:style-name="Index_20_Link" text:visited-style-name="Index_20_Link">3.4.2 Verrouiller à la verticale<text:tab/>3</text:a></text:p>
          <text:p text:style-name="P4"><text:a xlink:type="simple" xlink:href="#__RefHeading___Toc1084_2741718923" text:style-name="Index_20_Link" text:visited-style-name="Index_20_Link">3.5 Étau d’établi<text:tab/>3</text:a></text:p>
          <text:p text:style-name="P4"><text:a xlink:type="simple" xlink:href="#__RefHeading___Toc1086_2741718923" text:style-name="Index_20_Link" text:visited-style-name="Index_20_Link">3.6 Finition<text:tab/>3</text:a></text:p>
          <text:p text:style-name="P5"><text:a xlink:type="simple" xlink:href="#__RefHeading___Toc1509_2741718923" text:style-name="Index_20_Link" text:visited-style-name="Index_20_Link">3.6.1 Base<text:tab/>3</text:a></text:p>
          <text:p text:style-name="P5"><text:a xlink:type="simple" xlink:href="#__RefHeading___Toc1511_2741718923" text:style-name="Index_20_Link" text:visited-style-name="Index_20_Link">3.6.2 Plan de travail<text:tab/>3</text:a></text:p>
        </text:index-body>
      </text:table-of-content>
      <text:h text:style-name="Heading_20_1" text:outline-level="1"><text:bookmark-start text:name="__RefHeading___Toc492_2741718923"/>Définitions<text:bookmark-end text:name="__RefHeading___Toc492_2741718923"/></text:h>
      <text:p text:style-name="P18">pi<text:tab/>Pied</text:p>
      <text:p text:style-name="P7">po<text:tab/>Pouce</text:p>
      <text:h text:style-name="Heading_20_1" text:outline-level="1"><text:bookmark-start text:name="__RefHeading___Toc496_2741718923"/>Vision<text:bookmark-end text:name="__RefHeading___Toc496_2741718923"/></text:h>
      <text:p text:style-name="P12"><text:span text:style-name="T15">Nous souhaitons dans notre atelier du sous-sol de 7 pi</text:span><text:span text:style-name="T16">×</text:span><text:span text:style-name="T20">8 pi un établi de menuiserie central qui permette à l’utilisateur de tourner tout autour de la pièce </text:span><text:span text:style-name="T21">q</text:span><text:span text:style-name="T22">u’il assemble</text:span><text:span text:style-name="T18">. </text:span><text:span text:style-name="T33">De plus, u</text:span><text:span text:style-name="T19">n côté sera dédié à la découpe</text:span><text:span text:style-name="T34">, tandis que l’autre </text:span><text:span text:style-name="T23">permettra de travailler sur les 3 côtés des planches découpées.</text:span></text:p>
      <text:h text:style-name="Heading_20_1" text:outline-level="1"><text:bookmark-start text:name="__RefHeading___Toc498_2741718923"/><text:soft-page-break/>Exigences<text:bookmark-end text:name="__RefHeading___Toc498_2741718923"/></text:h>
      <text:h text:style-name="P21" text:outline-level="2"><text:bookmark-start text:name="__RefHeading___Toc1068_2741718923"/>Longueur<text:bookmark-end text:name="__RefHeading___Toc1068_2741718923"/></text:h>
      <text:p text:style-name="P10"><text:span text:style-name="T1">La longueur de l’Établi doit être </text:span><text:span text:style-name="T3">de </text:span><text:span text:style-name="T1">4 pi ou inférieure.</text:span></text:p>
      <text:p text:style-name="P8">Cela correspond à la longueur disponible de l’atelier <text:span text:style-name="T14">(8 pi)</text:span> avec 2 pi de libre de chaque côté.</text:p>
      <text:h text:style-name="P21" text:outline-level="2"><text:bookmark-start text:name="__RefHeading___Toc1070_2741718923"/>Largeur<text:bookmark-end text:name="__RefHeading___Toc1070_2741718923"/></text:h>
      <text:p text:style-name="P9">La largeur de l’Établi <text:span text:style-name="T13">doit être de 2 pi ou inférieur.</text:span></text:p>
      <text:p text:style-name="P11"><text:span text:style-name="T13">Cela correspond à la </text:span><text:span text:style-name="T4">largeur</text:span><text:span text:style-name="T13"> disponible de l’atelier (7 pi) </text:span><text:span text:style-name="T4">m</text:span><text:span text:style-name="T5">oins </text:span><text:span text:style-name="T13">2 pi de libre de chaque côté et moins 1 pi de réservé pour des rangements.</text:span></text:p>
      <text:h text:style-name="Heading_20_2" text:outline-level="2"><text:bookmark-start text:name="__RefHeading___Toc1072_2741718923"/>Plan de travail<text:bookmark-end text:name="__RefHeading___Toc1072_2741718923"/></text:h>
      <text:h text:style-name="P25" text:outline-level="3"><text:bookmark-start text:name="__RefHeading___Toc1074_2741718923"/>Épaisseur<text:bookmark-end text:name="__RefHeading___Toc1074_2741718923"/></text:h>
      <text:p text:style-name="P15">Le plan de travail de l’Établi doit avoir une épaisseur minimale de 1 1/2 po afin d’être suffisamment solide pour y fixer des accessoires de menuiserie (p. ex. un étau, des « bench dogs »).</text:p>
      <text:h text:style-name="Heading_20_3" text:outline-level="3"><text:bookmark-start text:name="__RefHeading___Toc1076_2741718923"/>Hauteur<text:bookmark-end text:name="__RefHeading___Toc1076_2741718923"/></text:h>
      <text:p text:style-name="P6">La hauteur du plan de travail de l’<text:span text:style-name="T1">É</text:span>tabli doit être de 34 po <text:span text:style-name="T38">par rapport au sol</text:span>.</text:p>
      <text:p text:style-name="P6">Cette hauteur correspond approximativement à la hauteur des premières phalanges de la main de l’utilisateur lorsque ses bras sont le long du corps et permet une utilisation hybride outils manuels/outils électriques.</text:p>
      <text:h text:style-name="P22" text:outline-level="2"><text:bookmark-start text:name="__RefHeading___Toc1078_2741718923"/>Fonctionnalités<text:bookmark-end text:name="__RefHeading___Toc1078_2741718923"/></text:h>
      <text:h text:style-name="P26" text:outline-level="3"><text:bookmark-start text:name="__RefHeading___Toc1080_2741718923"/><text:span text:style-name="T36">Verrouiller à </text:span><text:span text:style-name="T37">plat</text:span><text:bookmark-end text:name="__RefHeading___Toc1080_2741718923"/></text:h>
      <text:p text:style-name="Text_20_body">L’Établi doit permettre sur le côté avant <text:span text:style-name="T40">du </text:span>plan de travail d’utiliser des serre-joints en F de maximum 18 po pour verrouiller à plat :</text:p>
      <text:list xml:id="list1494354782" text:style-name="List_20_1">
        <text:list-item>
          <text:p text:style-name="P29">des <text:span text:style-name="T2">panneaux de 3/4 po×2 pi×4 pi; ou</text:span></text:p>
        </text:list-item>
        <text:list-item>
          <text:p text:style-name="P30">des planches de 3/4 po×11 1/4 po×8 pi.</text:p>
        </text:list-item>
      </text:list>
      <text:p text:style-name="P16"><text:span text:style-name="T2">Cela correspond aux </text:span><text:span text:style-name="T8">plus grands matériaux sur lesquels nous devons travailler </text:span><text:span text:style-name="T12">à plat</text:span><text:span text:style-name="T8">.</text:span></text:p>
      <text:h text:style-name="P27" text:outline-level="3"><text:bookmark-start text:name="__RefHeading___Toc1082_2741718923"/><text:soft-page-break/>Verrouiller à la verticale<text:bookmark-end text:name="__RefHeading___Toc1082_2741718923"/></text:h>
      <text:p text:style-name="P19"><text:span text:style-name="T39">L’Établi doit permettre de verrouiller à la verticale à l’arrière du plan de travail, à l’aide de serre-joints ou d’un étau, des </text:span><text:span text:style-name="T9">p</text:span><text:span text:style-name="T10">anneaux </text:span><text:span text:style-name="T11">de 1,5 po</text:span><text:span text:style-name="T17">×</text:span><text:span text:style-name="T24">2 pi</text:span><text:span text:style-name="T30">x4 pi</text:span><text:span text:style-name="T24"> </text:span><text:span text:style-name="T25">de telle sorte qu’</text:span><text:span text:style-name="T27">un de leurs</text:span><text:span text:style-name="T25"> chant</text:span><text:span text:style-name="T26">s</text:span><text:span text:style-name="T25"> </text:span><text:span text:style-name="T28">arase le plan de travail ou dépasse de </text:span><text:span text:style-name="T29">3,5</text:span><text:span text:style-name="T28"> po maximum</text:span><text:span text:style-name="T25">.</text:span></text:p>
      <text:p text:style-name="P17"><text:span text:style-name="T25">Cela correspond aux </text:span><text:span text:style-name="T31">plus grands matériaux sur lesquels nous devons travailler </text:span><text:span text:style-name="T32">à la verticale</text:span><text:span text:style-name="T31">.</text:span></text:p>
      <text:h text:style-name="P23" text:outline-level="2"><text:bookmark-start text:name="__RefHeading___Toc1084_2741718923"/>Étau d’établi<text:bookmark-end text:name="__RefHeading___Toc1084_2741718923"/></text:h>
      <text:p text:style-name="P14">L’Établi doit permettre de fixer à l’arrière droite <text:span text:style-name="T41">du plan de travail </text:span>un étau d’établi avec des mâchoires de 7 po et une ouverture de 8 po.</text:p>
      <text:h text:style-name="P24" text:outline-level="2"><text:bookmark-start text:name="__RefHeading___Toc1086_2741718923"/>Finition<text:bookmark-end text:name="__RefHeading___Toc1086_2741718923"/></text:h>
      <text:h text:style-name="Heading_20_3" text:outline-level="3"><text:bookmark-start text:name="__RefHeading___Toc1509_2741718923"/>Base<text:bookmark-end text:name="__RefHeading___Toc1509_2741718923"/></text:h>
      <text:p text:style-name="P13"><text:span text:style-name="T35">La base de l’Établi doit être peinte afin de </text:span><text:span text:style-name="T6">pr</text:span><text:span text:style-name="T7">otéger le bois de la moisissure et cacher ses imperfections.</text:span></text:p>
      <text:h text:style-name="P28" text:outline-level="3"><text:bookmark-start text:name="__RefHeading___Toc1511_2741718923"/>Plan de travail<text:bookmark-end text:name="__RefHeading___Toc1511_2741718923"/></text:h>
      <text:p text:style-name="P20">Le plan de travail de l’Établi doit être brut afin d’éviter de déteindre/contaminer les pièces sur lesquelles l’utilisateur travaill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fr" fo:country="C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2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loext:contextual-spacing="false" fo:line-height="120%"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style:page-number="auto" fo:padding="0.0201in" fo:border-left="none" fo:border-right="none" fo:border-top="none" fo:border-bottom="0.06pt solid #000000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fo:padding="0.0201in" fo:border-left="none" fo:border-right="none" fo:border-top="0.06pt solid #000000" fo:border-bottom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55bbed" officeooo:paragraph-rsid="0055bbed"/>
    </style:style>
    <style:style style:name="MP2" style:family="paragraph">
      <loext:graphic-properties draw:fill="solid" draw:fill-color="#c0c0c0" draw:opacity="50%"/>
      <style:text-properties style:font-name="Liberation Sans" fo:font-size="1pt"/>
    </style:style>
    <style:style style:name="MP3" style:family="paragraph" style:parent-style-name="Footer">
      <style:paragraph-properties fo:text-align="center" style:justify-single-word="false"/>
    </style:style>
    <style:style style:name="Mgr1" style:family="graphic">
      <style:graphic-properties draw:stroke="none" draw:fill="solid" draw:fill-color="#c0c0c0" draw:opacity="50%" draw:auto-grow-height="false" draw:auto-grow-width="false" fo:min-height="1.9972in" fo:min-width="6.925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1.2937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2.1102in" fo:min-width="7.318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  <style:paragraph-properties style:writing-mode="lr-t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</office:automatic-styles>
  <office:master-styles>
    <style:master-page style:name="Standard" style:page-layout-name="Mpm1">
      <style:header>
        <text:p text:style-name="MP1">WB1-REQ1-001<draw:custom-shape text:anchor-type="char" draw:z-index="1" draw:name="PowerPlusWaterMarkObject" draw:style-name="Mgr1" draw:text-style-name="MP2" svg:width="6.9248in" svg:height="1.9969in" draw:transform="rotate (0.785398163397448) translate (0.308333333333333in 6.02357283464567in)"><text:p>Brouillo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loext:header-first>
        <text:p text:style-name="MP1"><draw:custom-shape text:anchor-type="char" draw:z-index="2" draw:name="PowerPlusWaterMarkObject" draw:style-name="Mgr1" draw:text-style-name="MP2" svg:width="6.9248in" svg:height="1.9969in" draw:transform="rotate (0.785398163397448) translate (0.308333333333333in 6.02357283464567in)"><text:p>Brouillo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loext:header-first>
      <style:footer>
        <text:p text:style-name="MP3"><text:page-number text:select-page="current">3</text:page-number></text:p>
      </style:footer>
      <loext:footer-first>
        <text:p text:style-name="MP3"><text:page-number text:select-page="current">1</text:page-number></text:p>
      </loext:footer-first>
    </style:master-page>
    <style:master-page style:name="First_20_Page" style:display-name="First Page" style:page-layout-name="Mpm2" style:next-style-name="Standard">
      <style:header>
        <text:p text:style-name="Header"><draw:custom-shape text:anchor-type="char" draw:z-index="3" draw:name="PowerPlusWaterMarkObject" draw:style-name="Mgr1" draw:text-style-name="MP2" svg:width="6.9248in" svg:height="1.9969in" draw:transform="rotate (0.785398163397448)"><text:p>Brouillo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style:next-style-name="Right_20_Page">
      <style:header>
        <text:p text:style-name="Header"><draw:custom-shape text:anchor-type="char" draw:z-index="4" draw:name="PowerPlusWaterMarkObject" draw:style-name="Mgr1" draw:text-style-name="MP2" svg:width="6.9248in" svg:height="1.9969in" draw:transform="rotate (0.785398163397448)"><text:p>Brouillo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style:next-style-name="Left_20_Page">
      <style:header>
        <text:p text:style-name="Header"><draw:custom-shape text:anchor-type="char" draw:z-index="5" draw:name="PowerPlusWaterMarkObject" draw:style-name="Mgr1" draw:text-style-name="MP2" svg:width="6.9248in" svg:height="1.9969in" draw:transform="rotate (0.785398163397448)"><text:p>Brouillo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>
      <style:header>
        <text:p text:style-name="Header"><draw:custom-shape text:anchor-type="char" draw:z-index="6" draw:name="PowerPlusWaterMarkObject" draw:style-name="Mgr2" draw:text-style-name="MP2" svg:width="4.4878in" svg:height="1.2933in" draw:transform="rotate (0.785398163397448)"><text:p>Brouillo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>
      <style:header>
        <text:p text:style-name="Header"><draw:custom-shape text:anchor-type="char" draw:z-index="7" draw:name="PowerPlusWaterMarkObject" draw:style-name="Mgr1" draw:text-style-name="MP2" svg:width="6.9248in" svg:height="1.9969in" draw:transform="rotate (0.785398163397448)"><text:p>Brouillo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>
      <style:header>
        <text:p text:style-name="Header"><draw:custom-shape text:anchor-type="char" draw:z-index="8" draw:name="PowerPlusWaterMarkObject" draw:style-name="Mgr3" draw:text-style-name="MP2" svg:width="7.3185in" svg:height="2.1098in" draw:transform="rotate (0.785398163397448)"><text:p>Brouillo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>
      <style:header>
        <text:p text:style-name="Header"><draw:custom-shape text:anchor-type="char" draw:z-index="9" draw:name="PowerPlusWaterMarkObject" draw:style-name="Mgr1" draw:text-style-name="MP2" svg:width="6.9248in" svg:height="1.9969in" draw:transform="rotate (0.785398163397448)"><text:p>Brouillo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>
      <style:header>
        <text:p text:style-name="Header"><draw:custom-shape text:anchor-type="char" draw:z-index="10" draw:name="PowerPlusWaterMarkObject" draw:style-name="Mgr1" draw:text-style-name="MP2" svg:width="6.9248in" svg:height="1.9969in" draw:transform="rotate (0.785398163397448)"><text:p>Brouillo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>
      <style:header>
        <text:p text:style-name="Header"><draw:custom-shape text:anchor-type="char" draw:z-index="11" draw:name="PowerPlusWaterMarkObject" draw:style-name="Mgr1" draw:text-style-name="MP2" svg:width="6.9248in" svg:height="1.9969in" draw:transform="rotate (0.785398163397448)"><text:p>Brouillo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6.2$Windows_X86_64 LibreOffice_project/2196df99b074d8a661f4036fca8fa0cbfa33a497</meta:generator>
    <meta:editing-cycles>84</meta:editing-cycles>
    <meta:editing-duration>PT1H14M4S</meta:editing-duration>
    <dc:subject>Cahier des charges</dc:subject>
    <dc:title>Établi</dc:title>
    <dc:date>2020-08-25T22:39:13.905000000</dc:date>
    <dc:creator>Clément Hamel</dc:creator>
    <meta:document-statistic meta:table-count="0" meta:image-count="0" meta:object-count="0" meta:page-count="3" meta:paragraph-count="57" meta:word-count="492" meta:character-count="2721" meta:non-whitespace-character-count="2303"/>
  </office:meta>
</office:document-meta>
</file>